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" svg:font-family="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Standard">
      <style:paragraph-properties style:page-number="auto"/>
    </style:style>
    <style:style style:name="P5" style:family="paragraph" style:parent-style-name="Footer">
      <style:text-properties officeooo:rsid="00019d11" officeooo:paragraph-rsid="00019d11"/>
    </style:style>
    <style:style style:name="P6" style:family="paragraph" style:parent-style-name="Header">
      <style:text-properties officeooo:rsid="00019d11" officeooo:paragraph-rsid="00019d11"/>
    </style:style>
    <style:style style:name="P7" style:family="paragraph" style:parent-style-name="Heading_20_1" style:master-page-name="Standard">
      <style:paragraph-properties fo:margin-top="0.423cm" fo:margin-bottom="0cm" loext:contextual-spacing="false" style:page-number="auto"/>
      <style:text-properties officeooo:paragraph-rsid="00019d11"/>
    </style:style>
    <style:style style:name="P8" style:family="paragraph" style:parent-style-name="Heading_20_1">
      <style:paragraph-properties fo:margin-top="0.423cm" fo:margin-bottom="0cm" loext:contextual-spacing="false"/>
      <style:text-properties officeooo:paragraph-rsid="00019d11"/>
    </style:style>
    <style:style style:name="P9" style:family="paragraph" style:parent-style-name="Heading_20_1">
      <style:paragraph-properties fo:margin-top="0.423cm" fo:margin-bottom="0cm" loext:contextual-spacing="false" fo:break-before="page"/>
      <style:text-properties officeooo:paragraph-rsid="00019d11"/>
    </style:style>
    <style:style style:name="P10" style:family="paragraph" style:parent-style-name="Heading_20_2">
      <style:text-properties style:font-name="Sans"/>
    </style:style>
    <style:style style:name="P11" style:family="paragraph" style:parent-style-name="Heading_20_4">
      <style:text-properties style:font-name="Sans"/>
    </style:style>
    <style:style style:name="P12" style:family="paragraph" style:parent-style-name="No_20_Spacing">
      <style:text-properties officeooo:paragraph-rsid="00019d11"/>
    </style:style>
    <style:style style:name="P13" style:family="paragraph" style:parent-style-name="No_20_Spacing">
      <style:text-properties style:font-name="Sans" officeooo:paragraph-rsid="00019d11"/>
    </style:style>
    <style:style style:name="P14" style:family="paragraph" style:parent-style-name="No_20_Spacing">
      <style:text-properties style:font-name="Sans" officeooo:paragraph-rsid="00019d11" style:language-asian="es" style:country-asian="ES"/>
    </style:style>
    <style:style style:name="P15" style:family="paragraph" style:parent-style-name="No_20_Spacing">
      <style:text-properties style:font-name="Sans" fo:font-weight="bold" officeooo:paragraph-rsid="00019d11" style:language-asian="es" style:country-asian="ES" style:font-weight-asian="bold"/>
    </style:style>
    <style:style style:name="P16" style:family="paragraph" style:parent-style-name="No_20_Spacing">
      <style:text-properties style:font-name="Sans" fo:font-weight="bold" officeooo:paragraph-rsid="00019d11" style:font-weight-asian="bold"/>
    </style:style>
    <style:style style:name="P17" style:family="paragraph" style:parent-style-name="No_20_Spacing">
      <style:text-properties style:font-name="Sans" officeooo:paragraph-rsid="00019d11" style:font-name-asian="Times New Roman" style:language-asian="es" style:country-asian="ES"/>
    </style:style>
    <style:style style:name="P18" style:family="paragraph" style:parent-style-name="No_20_Spacing">
      <style:text-properties style:font-name="Sans" fo:font-style="italic" officeooo:paragraph-rsid="00019d11" style:language-asian="es" style:country-asian="ES" style:font-style-asian="italic" style:font-style-complex="italic"/>
    </style:style>
    <style:style style:name="P19" style:family="paragraph" style:parent-style-name="No_20_Spacing">
      <style:paragraph-properties fo:margin-left="0cm" fo:margin-right="0cm" fo:text-indent="1.249cm" style:auto-text-indent="false"/>
      <style:text-properties style:font-name="Sans" officeooo:paragraph-rsid="00019d11"/>
    </style:style>
    <style:style style:name="P20" style:family="paragraph" style:parent-style-name="No_20_Spacing">
      <style:paragraph-properties fo:margin-left="0cm" fo:margin-right="0cm" fo:text-indent="1.249cm" style:auto-text-indent="false"/>
      <style:text-properties style:font-name="Sans" officeooo:paragraph-rsid="00019d11" style:language-asian="es" style:country-asian="ES"/>
    </style:style>
    <style:style style:name="P21" style:family="paragraph" style:parent-style-name="No_20_Spacing">
      <style:paragraph-properties fo:margin-left="1.249cm" fo:margin-right="0cm" fo:text-indent="1.249cm" style:auto-text-indent="false"/>
      <style:text-properties style:font-name="Sans" officeooo:paragraph-rsid="00019d11"/>
    </style:style>
    <style:style style:name="P22" style:family="paragraph" style:parent-style-name="No_20_Spacing">
      <style:paragraph-properties fo:margin-left="1.249cm" fo:margin-right="0cm" fo:text-indent="1.249cm" style:auto-text-indent="false"/>
      <style:text-properties style:font-name="Sans" officeooo:paragraph-rsid="00019d11" style:language-asian="es" style:country-asian="ES"/>
    </style:style>
    <style:style style:name="P23" style:family="paragraph" style:parent-style-name="No_20_Spacing">
      <style:paragraph-properties fo:margin-left="2.498cm" fo:margin-right="0cm" fo:text-indent="1.249cm" style:auto-text-indent="false"/>
      <style:text-properties style:font-name="Sans" officeooo:paragraph-rsid="00019d11"/>
    </style:style>
    <style:style style:name="P24" style:family="paragraph" style:parent-style-name="Standard">
      <style:text-properties officeooo:paragraph-rsid="00019d11"/>
    </style:style>
    <style:style style:name="P25" style:family="paragraph" style:parent-style-name="Standard">
      <style:text-properties style:font-name="Sans" officeooo:paragraph-rsid="00019d11"/>
    </style:style>
    <style:style style:name="T1" style:family="text">
      <style:text-properties style:language-asian="es" style:country-asian="ES"/>
    </style:style>
    <style:style style:name="T2" style:family="text">
      <style:text-properties fo:font-style="italic" style:language-asian="es" style:country-asian="ES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000000" style:font-name="Sans" fo:letter-spacing="normal" fo:font-weight="normal" style:font-weight-asian="normal" style:font-weight-complex="normal"/>
    </style:style>
    <style:style style:name="T5" style:family="text">
      <style:text-properties fo:font-weight="bold" style:language-asian="es" style:country-asian="ES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Times New Roman" style:language-asian="es" style:country-asian="ES" style:font-weight-asian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language-asian="es" style:country-asian="ES" style:font-weight-asian="bold"/>
    </style:style>
    <style:style style:name="T10" style:family="text">
      <style:text-properties fo:color="#db4437" style:font-name="Sans" style:text-underline-style="solid" style:text-underline-width="auto" style:text-underline-color="font-color" style:language-asian="es" style:country-asian="ES"/>
    </style:style>
    <style:style style:name="T11" style:family="text">
      <style:text-properties fo:color="#0070c0" style:font-name="Sans" fo:font-size="12pt" style:font-size-asian="12pt" style:font-name-complex="Calibri Light1" style:font-size-complex="12pt"/>
    </style:style>
    <style:style style:name="T12" style:family="text">
      <style:text-properties fo:color="#0070c0" style:font-name="Sans" fo:font-size="12pt" style:font-name-asian="Times New Roman" style:font-size-asian="12pt" style:language-asian="es" style:country-asian="ES" style:font-name-complex="Calibri Light1" style:font-size-complex="12pt"/>
    </style:style>
    <style:style style:name="T13" style:family="text">
      <style:text-properties style:font-name-asian="Times New Roman" style:language-asian="es" style:country-asian="ES"/>
    </style:style>
    <style:style style:name="T14" style:family="text">
      <style:text-properties style:font-name="Sans" style:language-asian="es" style:country-asian="E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Sumario</text:p>
          </text:index-title>
          <text:p text:style-name="P1"><text:a xlink:type="simple" xlink:href="#__RefHeading___Toc426_3950926001" text:style-name="Index_20_Link" text:visited-style-name="Index_20_Link">Tema 2. Elementos de la Cabecera<text:tab/>2</text:a></text:p>
          <text:p text:style-name="P2"><text:a xlink:type="simple" xlink:href="#__RefHeading___Toc428_3950926001" text:style-name="Index_20_Link" text:visited-style-name="Index_20_Link">Elementos de html - &lt;head&gt;<text:tab/>2</text:a></text:p>
          <text:p text:style-name="P3"><text:a xlink:type="simple" xlink:href="#__RefHeading___Toc430_3950926001" text:style-name="Index_20_Link" text:visited-style-name="Index_20_Link">Atributos:<text:tab/>2</text:a></text:p>
          <text:p text:style-name="P3"><text:a xlink:type="simple" xlink:href="#__RefHeading___Toc432_3950926001" text:style-name="Index_20_Link" text:visited-style-name="Index_20_Link">Contenido:<text:tab/>2</text:a></text:p>
          <text:p text:style-name="P2"><text:a xlink:type="simple" xlink:href="#__RefHeading___Toc434_3950926001" text:style-name="Index_20_Link" text:visited-style-name="Index_20_Link">Elementos de cabecera - &lt;title&gt;<text:tab/>2</text:a></text:p>
          <text:p text:style-name="P3"><text:a xlink:type="simple" xlink:href="#__RefHeading___Toc436_3950926001" text:style-name="Index_20_Link" text:visited-style-name="Index_20_Link">Atributos:<text:tab/>2</text:a></text:p>
          <text:p text:style-name="P3"><text:a xlink:type="simple" xlink:href="#__RefHeading___Toc438_3950926001" text:style-name="Index_20_Link" text:visited-style-name="Index_20_Link">Contenido:<text:tab/>2</text:a></text:p>
          <text:p text:style-name="P2"><text:a xlink:type="simple" xlink:href="#__RefHeading___Toc440_3950926001" text:style-name="Index_20_Link" text:visited-style-name="Index_20_Link">Elementos de cabecera - &lt;base&gt;<text:tab/>3</text:a></text:p>
          <text:p text:style-name="P3"><text:a xlink:type="simple" xlink:href="#__RefHeading___Toc442_3950926001" text:style-name="Index_20_Link" text:visited-style-name="Index_20_Link">Atributos:<text:tab/>3</text:a></text:p>
          <text:p text:style-name="P2"><text:a xlink:type="simple" xlink:href="#__RefHeading___Toc444_3950926001" text:style-name="Index_20_Link" text:visited-style-name="Index_20_Link">Elementos de cabecera - &lt;style&gt;<text:tab/>3</text:a></text:p>
          <text:p text:style-name="P3"><text:a xlink:type="simple" xlink:href="#__RefHeading___Toc446_3950926001" text:style-name="Index_20_Link" text:visited-style-name="Index_20_Link">Atributos:<text:tab/>3</text:a></text:p>
          <text:p text:style-name="P2"><text:a xlink:type="simple" xlink:href="#__RefHeading___Toc448_3950926001" text:style-name="Index_20_Link" text:visited-style-name="Index_20_Link">Elementos de cabecera - &lt;script&gt;<text:tab/>3</text:a></text:p>
          <text:p text:style-name="P3"><text:a xlink:type="simple" xlink:href="#__RefHeading___Toc450_3950926001" text:style-name="Index_20_Link" text:visited-style-name="Index_20_Link">Atributos: <text:tab/>3</text:a></text:p>
          <text:p text:style-name="P2"><text:a xlink:type="simple" xlink:href="#__RefHeading___Toc452_3950926001" text:style-name="Index_20_Link" text:visited-style-name="Index_20_Link">Elementos de cabecera - &lt;noscript&gt;<text:tab/>4</text:a></text:p>
          <text:p text:style-name="P2"><text:a xlink:type="simple" xlink:href="#__RefHeading___Toc454_3950926001" text:style-name="Index_20_Link" text:visited-style-name="Index_20_Link">Elementos de cabecera - &lt;link&gt;<text:tab/>4</text:a></text:p>
          <text:p text:style-name="P3"><text:a xlink:type="simple" xlink:href="#__RefHeading___Toc456_3950926001" text:style-name="Index_20_Link" text:visited-style-name="Index_20_Link">Atributos: <text:tab/>4</text:a></text:p>
          <text:p text:style-name="P2"><text:a xlink:type="simple" xlink:href="#__RefHeading___Toc458_3950926001" text:style-name="Index_20_Link" text:visited-style-name="Index_20_Link">Elementos de cabecera - &lt;meta&gt;<text:tab/>5</text:a></text:p>
          <text:p text:style-name="P3"><text:a xlink:type="simple" xlink:href="#__RefHeading___Toc460_3950926001" text:style-name="Index_20_Link" text:visited-style-name="Index_20_Link">Atributos: <text:tab/>5</text:a></text:p>
          <text:p text:style-name="P2"><text:a xlink:type="simple" xlink:href="#__RefHeading___Toc462_3950926001" text:style-name="Index_20_Link" text:visited-style-name="Index_20_Link">Elementos de cabecera - &lt;meta name&gt;<text:tab/>5</text:a></text:p>
          <text:p text:style-name="P2"><text:a xlink:type="simple" xlink:href="#__RefHeading___Toc464_3950926001" text:style-name="Index_20_Link" text:visited-style-name="Index_20_Link">Elementos de cabecera - &lt;meta http-equiv&gt;<text:tab/>5</text:a></text:p>
        </text:index-body>
      </text:table-of-content>
      <text:h text:style-name="P8" text:outline-level="1"><text:span text:style-name="Intense_20_Reference"><text:span text:style-name="T4"/></text:span></text:h>
      <text:h text:style-name="P9" text:outline-level="1"><text:bookmark-start text:name="__RefHeading___Toc426_3950926001"/><text:span text:style-name="Intense_20_Reference"><text:span text:style-name="T4">Tema 2. Elementos de la Cabecera</text:span></text:span><text:bookmark-end text:name="__RefHeading___Toc426_3950926001"/></text:h>
      <text:p text:style-name="P25"/>
      <text:h text:style-name="P10" text:outline-level="2"><text:bookmark-start text:name="__RefHeading___Toc428_3950926001"/>Elementos de html - &lt;head&gt;<text:bookmark-end text:name="__RefHeading___Toc428_3950926001"/></text:h>
      <text:p text:style-name="P13"><text:span text:style-name="T1">Elemento &lt;head&gt;: delimita la cabecera del documento. Da información general, por eso se escribe al principio y el navegador es lo que primero analiza.</text:span></text:p>
      <text:p text:style-name="P14"/>
      <text:h text:style-name="P11" text:outline-level="4"><text:bookmark-start text:name="__RefHeading___Toc430_3950926001"/>Atributos:<text:bookmark-end text:name="__RefHeading___Toc430_3950926001"/></text:h>
      <text:p text:style-name="P13"><text:span text:style-name="T2">dir</text:span><text:span text:style-name="T1">.</text:span></text:p>
      <text:p text:style-name="P13"><text:span text:style-name="T2">lang</text:span><text:span text:style-name="T1">.</text:span></text:p>
      <text:p text:style-name="P13"><text:span text:style-name="T2">profile</text:span><text:span text:style-name="T1">: indica los perfiles para interpretar los elementos meta.</text:span></text:p>
      <text:p text:style-name="P14"/>
      <text:h text:style-name="P11" text:outline-level="4"><text:bookmark-start text:name="__RefHeading___Toc432_3950926001"/>Contenido:<text:bookmark-end text:name="__RefHeading___Toc432_3950926001"/></text:h>
      <text:p text:style-name="P13"><text:span text:style-name="T1">&lt;title&gt; → es </text:span><text:span text:style-name="T9">OBLIGATORIO</text:span></text:p>
      <text:p text:style-name="P13"><text:span text:style-name="T1">&lt;base&gt;</text:span></text:p>
      <text:p text:style-name="P13"><text:span text:style-name="T1">&lt;meta&gt;</text:span></text:p>
      <text:p text:style-name="P13"><text:span text:style-name="T1">&lt;link&gt;</text:span></text:p>
      <text:p text:style-name="P13"><text:span text:style-name="T1">&lt;object&gt; </text:span><text:span text:style-name="T9">NO</text:span><text:span text:style-name="T1"> → No es común usarla en head, más bien se usa en body.</text:span></text:p>
      <text:p text:style-name="P13"><text:span text:style-name="T1">&lt;script&gt;</text:span></text:p>
      <text:p text:style-name="P13"><text:span text:style-name="T1">&lt;style&gt;</text:span></text:p>
      <text:p text:style-name="P13"><text:span text:style-name="T1">&lt;noscript&gt;</text:span></text:p>
      <text:p text:style-name="P14"/>
      <text:h text:style-name="P10" text:outline-level="2"><text:bookmark-start text:name="__RefHeading___Toc434_3950926001"/>Elementos de cabecera - &lt;title&gt;<text:bookmark-end text:name="__RefHeading___Toc434_3950926001"/></text:h>
      <text:p text:style-name="P13"><text:span text:style-name="T1">Elemento &lt;title&gt;: indica el nombre del sitio web que aparece en la barra superior o pestaña del navegador. Es OBLIGATORIO en un documento HTML.</text:span></text:p>
      <text:p text:style-name="P14"/>
      <text:h text:style-name="P11" text:outline-level="4"><text:bookmark-start text:name="__RefHeading___Toc436_3950926001"/>Atributos:<text:bookmark-end text:name="__RefHeading___Toc436_3950926001"/></text:h>
      <text:p text:style-name="P13"><text:span text:style-name="T2">dir</text:span><text:span text:style-name="T1">.</text:span></text:p>
      <text:p text:style-name="P13"><text:span text:style-name="T2">lang</text:span><text:span text:style-name="T1">.</text:span></text:p>
      <text:p text:style-name="P14"/>
      <text:h text:style-name="P11" text:outline-level="4"><text:bookmark-start text:name="__RefHeading___Toc438_3950926001"/>Contenido: <text:bookmark-end text:name="__RefHeading___Toc438_3950926001"/></text:h>
      <text:p text:style-name="P13"><text:span text:style-name="T1">texto</text:span></text:p>
      <text:p text:style-name="P14"/>
      <text:p text:style-name="P13"><text:span text:style-name="T5">Ejemplo: </text:span></text:p>
      <text:p text:style-name="P13"><text:span text:style-name="T1">&lt;head&gt;</text:span></text:p>
      <text:p text:style-name="P13"><text:span text:style-name="T1"><text:tab/>&lt;title&gt; Mi primera página web &lt;/title&gt;</text:span></text:p>
      <text:p text:style-name="P13"><text:span text:style-name="T1"><text:s/>&lt;/head&gt;</text:span></text:p>
      <text:p text:style-name="P14"/>
      <text:h text:style-name="P10" text:outline-level="2"><text:bookmark-start text:name="__RefHeading___Toc440_3950926001"/><text:soft-page-break/>Elementos de cabecera - &lt;base&gt;<text:bookmark-end text:name="__RefHeading___Toc440_3950926001"/></text:h>
      <text:p text:style-name="P13"><text:span text:style-name="T1">Elemento &lt;base&gt;: indica la dirección raíz del sitio web para poder resolver direcciones relativas. </text:span><text:span text:style-name="T9">SIN</text:span><text:span text:style-name="T1"> etiqueta de cierre.</text:span></text:p>
      <text:p text:style-name="P14"/>
      <text:h text:style-name="P11" text:outline-level="4"><text:bookmark-start text:name="__RefHeading___Toc442_3950926001"/>Atributos:<text:bookmark-end text:name="__RefHeading___Toc442_3950926001"/></text:h>
      <text:p text:style-name="P13"><text:span text:style-name="T2">href</text:span><text:span text:style-name="T1">: se usa para usar la dirección raíz.</text:span></text:p>
      <text:p text:style-name="P13"><text:span text:style-name="T2">target</text:span><text:span text:style-name="T1">: especifica el destino predeterminado para todos los hipervínculos y formularios en la página.</text:span></text:p>
      <text:p text:style-name="P14"/>
      <text:p text:style-name="P15"/>
      <text:p text:style-name="P13"><text:span text:style-name="T5">Ejemplo: </text:span></text:p>
      <text:p text:style-name="P13"><text:span text:style-name="T1">&lt;head&gt;</text:span></text:p>
      <text:p text:style-name="P13"><text:span text:style-name="T1"><text:tab/>&lt;title&gt; Mi primera página web &lt;/title&gt;</text:span></text:p>
      <text:p text:style-name="P12"><text:span text:style-name="T14"><text:tab/>&lt;base href=”</text:span><text:a xlink:type="simple" xlink:href="http://www.mipagina.com/" text:style-name="ListLabel_20_1" text:visited-style-name="ListLabel_20_1"><text:span text:style-name="T10">http://www.mipagina.com</text:span></text:a><text:span text:style-name="T14">” target=”_blank”&gt;</text:span></text:p>
      <text:p text:style-name="P13"><text:span text:style-name="T1">&lt;/head&gt;</text:span></text:p>
      <text:p text:style-name="P24"><text:a xlink:type="simple" xlink:href="https://www.w3schools.com/tags/tag_base.asp" text:style-name="ListLabel_20_2" text:visited-style-name="ListLabel_20_2"><text:span text:style-name="Internet_20_link"><text:span text:style-name="T11">https://www.w3schools.com/tags/tag_base.asp</text:span></text:span></text:a></text:p>
      <text:h text:style-name="P10" text:outline-level="2"><text:bookmark-start text:name="__RefHeading___Toc444_3950926001"/>Elementos de cabecera - &lt;style&gt;<text:bookmark-end text:name="__RefHeading___Toc444_3950926001"/></text:h>
      <text:p text:style-name="P13"><text:span text:style-name="T1">Elemento &lt;style&gt;: permite insertar una hoja de estilo interna en la cabecera del documento.</text:span></text:p>
      <text:p text:style-name="P14"/>
      <text:h text:style-name="P11" text:outline-level="4"><text:bookmark-start text:name="__RefHeading___Toc446_3950926001"/>Atributos:<text:bookmark-end text:name="__RefHeading___Toc446_3950926001"/></text:h>
      <text:p text:style-name="P13"><text:span text:style-name="T2">dir</text:span><text:span text:style-name="T1">.</text:span></text:p>
      <text:p text:style-name="P13"><text:span text:style-name="T2">lang</text:span><text:span text:style-name="T1">.</text:span></text:p>
      <text:p text:style-name="P13"><text:span text:style-name="T2">type</text:span><text:span text:style-name="T1">: indica el tipo de lenguaje de estilos. Por ahora, sólo puede ser text/css.</text:span></text:p>
      <text:p text:style-name="P13"><text:span text:style-name="T2">media</text:span><text:span text:style-name="T1">: indica el tipo de medio en el que se dirige la información de estilo, por defecto es “screen”. (handheld, print, braille, all)</text:span></text:p>
      <text:p text:style-name="P13"><text:span text:style-name="T2">title</text:span><text:span text:style-name="T1">: texto descriptivo de la información de estilo.</text:span></text:p>
      <text:p text:style-name="P14"/>
      <text:p text:style-name="P24"><text:a xlink:type="simple" xlink:href="https://www.w3schools.com/TAGs/tag_style.asp" text:style-name="ListLabel_20_3" text:visited-style-name="ListLabel_20_3"><text:span text:style-name="Internet_20_link"><text:span text:style-name="T12">https://www.w3schools.com/TAGs/tag_style.asp</text:span></text:span></text:a></text:p>
      <text:h text:style-name="P10" text:outline-level="2"><text:bookmark-start text:name="__RefHeading___Toc448_3950926001"/>Elementos de cabecera - &lt;script&gt;<text:bookmark-end text:name="__RefHeading___Toc448_3950926001"/></text:h>
      <text:p text:style-name="P13"><text:span text:style-name="T1">Elemento &lt;script&gt;: inserta un script dentro del documento. Puede aparecer en el cuerpo también.</text:span></text:p>
      <text:p text:style-name="P14"/>
      <text:h text:style-name="P11" text:outline-level="4"><text:bookmark-start text:name="__RefHeading___Toc450_3950926001"/>Atributos: <text:bookmark-end text:name="__RefHeading___Toc450_3950926001"/></text:h>
      <text:p text:style-name="P13"><text:span text:style-name="T2">charset</text:span><text:span text:style-name="T1">: codificación de caracteres del script indicado por src.</text:span></text:p>
      <text:p text:style-name="P13"><text:span text:style-name="T2">type</text:span><text:span text:style-name="T1">: indica el lenguaje de programación en el cual está el script.</text:span></text:p>
      <text:p text:style-name="P13"><text:span text:style-name="T2">src</text:span><text:span text:style-name="T1">: indica donde está alojado el script.</text:span></text:p>
      <text:p text:style-name="P13"><text:span text:style-name="T2">defer</text:span><text:span text:style-name="T1">: es booleano, su presencia indica al navegador que el script no va a generar ningún contenido en el documento.</text:span></text:p>
      <text:p text:style-name="P15"/>
      <text:p text:style-name="P13"><text:soft-page-break/><text:span text:style-name="T5">Ejemplos</text:span><text:span text:style-name="T1">:</text:span></text:p>
      <text:p text:style-name="P19"><text:span text:style-name="T1">Interno:</text:span></text:p>
      <text:p text:style-name="P21"><text:span text:style-name="T1">&lt;script type=”text/javascritp”&gt;</text:span></text:p>
      <text:p text:style-name="P23"><text:span text:style-name="T1">...</text:span></text:p>
      <text:p text:style-name="P21"><text:span text:style-name="T1">&lt;/script&gt;</text:span></text:p>
      <text:p text:style-name="P14"/>
      <text:p text:style-name="P19"><text:span text:style-name="T1">Externo:</text:span></text:p>
      <text:p text:style-name="P21"><text:span text:style-name="T1">&lt;script type=”text/javascritp” src=”/js/banner.js”&gt;</text:span></text:p>
      <text:p text:style-name="P23"><text:span text:style-name="T1">...</text:span></text:p>
      <text:p text:style-name="P21"><text:span text:style-name="T1">&lt;/script&gt;</text:span></text:p>
      <text:p text:style-name="P22"/>
      <text:p text:style-name="P24"><text:a xlink:type="simple" xlink:href="https://www.w3schools.com/Tags/tag_script.asp" text:style-name="ListLabel_20_3" text:visited-style-name="ListLabel_20_3"><text:span text:style-name="Internet_20_link"><text:span text:style-name="T12">https://www.w3schools.com/Tags/tag_script.asp</text:span></text:span></text:a></text:p>
      <text:h text:style-name="P10" text:outline-level="2"><text:bookmark-start text:name="__RefHeading___Toc452_3950926001"/>Elementos de cabecera - &lt;noscript&gt;<text:bookmark-end text:name="__RefHeading___Toc452_3950926001"/></text:h>
      <text:p text:style-name="P13">Elemento &lt;noscript&gt;: define un contenido alternativo para los usuarios en los que los navegadores no soportan un script. Se puede usar tanto en la cabecera como en el cuerpo. </text:p>
      <text:p text:style-name="P13"/>
      <text:p text:style-name="P13"/>
      <text:p text:style-name="P13"><text:span text:style-name="T6">Ejemplo:</text:span></text:p>
      <text:p text:style-name="P13">&lt;script&gt;</text:p>
      <text:p text:style-name="P19">document.write("Hello World!")</text:p>
      <text:p text:style-name="P13">&lt;/script&gt;</text:p>
      <text:p text:style-name="P13">&lt;noscript&gt;</text:p>
      <text:p text:style-name="P19">Your browser does not support JavaScript! </text:p>
      <text:p text:style-name="P13">&lt;/noscript&gt;</text:p>
      <text:p text:style-name="P13"/>
      <text:p text:style-name="P13"/>
      <text:p text:style-name="P13"/>
      <text:h text:style-name="P10" text:outline-level="2"><text:bookmark-start text:name="__RefHeading___Toc454_3950926001"/>Elementos de cabecera - &lt;link&gt;<text:bookmark-end text:name="__RefHeading___Toc454_3950926001"/></text:h>
      <text:p text:style-name="P13">Elemento &lt;link&gt;: define un vínculo a otro elemento indicado por href. SIN etiqueta de cierre.</text:p>
      <text:h text:style-name="P11" text:outline-level="4"><text:bookmark-start text:name="__RefHeading___Toc456_3950926001"/>Atributos: <text:bookmark-end text:name="__RefHeading___Toc456_3950926001"/></text:h>
      <text:p text:style-name="P13"><text:span text:style-name="T3">rel</text:span>: establece la relación entre los documentos origen y destino.</text:p>
      <text:p text:style-name="P13"><text:span text:style-name="T3">type</text:span>: indica el tipo de documento vinculado, para que el navegador no lo abra si no lo soporta.</text:p>
      <text:p text:style-name="P13"><text:span text:style-name="T3">href</text:span>: indica la ubicación del documento vinculado.</text:p>
      <text:p text:style-name="P13">media: indica el medio al que se refiere los datos de estilo.</text:p>
      <text:p text:style-name="P13">etc.</text:p>
      <text:p text:style-name="P17"/>
      <text:p text:style-name="P13"><text:span text:style-name="T7">Ejemplo:</text:span></text:p>
      <text:p text:style-name="P13"><text:span text:style-name="T13">Para vincular a una hoja de estilos:</text:span></text:p>
      <text:p text:style-name="P17"/>
      <text:p text:style-name="P13"><text:span text:style-name="T13">&lt;link rel=”stylesheet” type=”text/css” </text:span></text:p>
      <text:p text:style-name="P13"><text:soft-page-break/><text:span text:style-name="T13">href=”mihojadeestilos.css”&gt;</text:span></text:p>
      <text:p text:style-name="P17"/>
      <text:p text:style-name="P24"><text:a xlink:type="simple" xlink:href="https://www.w3schools.com/Tags/tag_link.asp" text:style-name="ListLabel_20_3" text:visited-style-name="ListLabel_20_3"><text:span text:style-name="Internet_20_link"><text:span text:style-name="T12">https://www.w3schools.com/Tags/tag_link.asp</text:span></text:span></text:a></text:p>
      <text:h text:style-name="P10" text:outline-level="2"><text:bookmark-start text:name="__RefHeading___Toc458_3950926001"/>Elementos de cabecera - &lt;meta&gt;<text:bookmark-end text:name="__RefHeading___Toc458_3950926001"/></text:h>
      <text:p text:style-name="P13">Elemento &lt;meta&gt;: indica un conjunto de propiedades generales del documento como el autor, descripción, palabras clave, tipo de contenido, etc. SIN etiqueta de cierre.</text:p>
      <text:p text:style-name="P16"/>
      <text:h text:style-name="P11" text:outline-level="4"><text:bookmark-start text:name="__RefHeading___Toc460_3950926001"/>Atributos: <text:bookmark-end text:name="__RefHeading___Toc460_3950926001"/></text:h>
      <text:p text:style-name="P13"><text:span text:style-name="T3">name: indica el nombre de una propiedad, como abstract, author, copyright, date, description, keywords, etc.</text:span></text:p>
      <text:p text:style-name="P13"><text:span text:style-name="T3">content: contiene el valor de la propiedad indicada en “name”.</text:span></text:p>
      <text:p text:style-name="P13">&lt;meta name=”description” content=”lenguaje de marcas”&gt;</text:p>
      <text:p text:style-name="P13"><text:span text:style-name="T3">http-equiv: indica una propiedad al navegador en forma de cabecera http, por ejemplo, cache-control, content-type, set-cookie, pics-label, window-target, etc.</text:span></text:p>
      <text:p text:style-name="P13"><text:span text:style-name="T3">scheme (no en HTML 5): indica al ordenador que tiene que interpretar los datos atendiendo al perfil especificado, para evitar ambigüedad.</text:span></text:p>
      <text:p text:style-name="P13">&lt;meta scheme=”Europe” name=”Date” content=”24-10-2012”&gt;</text:p>
      <text:p text:style-name="P13"/>
      <text:p text:style-name="P13"><text:span text:style-name="T1">Las etiquetas según su utilidad, pueden ser de dos tipos principales:</text:span></text:p>
      <text:p text:style-name="P14"/>
      <text:p text:style-name="P13"><text:span text:style-name="T1">Name: se utilizan principalmente para optimizar el resultado de los motores de búsqueda. La información NO se presenta en pantalla.</text:span></text:p>
      <text:p text:style-name="P13"><text:span text:style-name="T1"><text:line-break/>Http-equiv: se utilizan para dar instrucciones a los navegadores, es decir, que ejerzan cierto control sobre ellos. Influye sobre lo que aparece en pantalla.</text:span></text:p>
      <text:p text:style-name="P24"><text:a xlink:type="simple" xlink:href="https://www.w3schools.com/tags/tag_meta.asp" text:style-name="ListLabel_20_2" text:visited-style-name="ListLabel_20_2"><text:span text:style-name="Internet_20_link"><text:span text:style-name="T11">https://www.w3schools.com/tags/tag_meta.asp</text:span></text:span></text:a></text:p>
      <text:h text:style-name="P10" text:outline-level="2"><text:bookmark-start text:name="__RefHeading___Toc462_3950926001"/>Elementos de cabecera - &lt;meta name&gt;<text:bookmark-end text:name="__RefHeading___Toc462_3950926001"/></text:h>
      <text:p text:style-name="P13"><text:span text:style-name="T1">Valores de </text:span><text:span text:style-name="T2">name</text:span><text:span text:style-name="T1">:</text:span></text:p>
      <text:p text:style-name="P14"/>
      <text:p text:style-name="P13"><text:span text:style-name="T1">Información general de la página: </text:span><text:span text:style-name="T2">abstract, author, copyright, date, generator</text:span></text:p>
      <text:p text:style-name="P20"/>
      <text:p text:style-name="P13"><text:span text:style-name="T1">Información específica para buscadores: </text:span><text:span text:style-name="T2">description, distribution, keywords, locality, rating,</text:span><text:span text:style-name="T1"> </text:span><text:span text:style-name="T2">revisit-after, robots</text:span><text:span text:style-name="T1">.</text:span></text:p>
      <text:p text:style-name="P14"/>
      <text:p text:style-name="P13"><text:span text:style-name="T1">Para administración del sitio: </text:span><text:span text:style-name="T2">reply-to</text:span></text:p>
      <text:p text:style-name="P18"/>
      <text:h text:style-name="P10" text:outline-level="2"><text:bookmark-start text:name="__RefHeading___Toc464_3950926001"/>Elementos de cabecera - &lt;meta http-equiv&gt;<text:bookmark-end text:name="__RefHeading___Toc464_3950926001"/></text:h>
      <text:p text:style-name="P13"><text:span text:style-name="T1">Valores de </text:span><text:span text:style-name="T2">http-equiv</text:span><text:span text:style-name="T1">:</text:span></text:p>
      <text:p text:style-name="P14"/>
      <text:p text:style-name="P13"><text:span text:style-name="T1">Tipo de contenido: </text:span><text:span text:style-name="T2">content-type, content-language, content-script-type</text:span></text:p>
      <text:p text:style-name="P14"/>
      <text:p text:style-name="P13"><text:span text:style-name="T1">Manejo de cookies: </text:span><text:span text:style-name="T2">set-cookie</text:span></text:p>
      <text:p text:style-name="P14"><text:soft-page-break/></text:p>
      <text:p text:style-name="P13"><text:span text:style-name="T1">Actualización/Redirección de la página: </text:span><text:span text:style-name="T2">refresh</text:span></text:p>
      <text:p text:style-name="P14"/>
      <text:p text:style-name="P13"><text:span text:style-name="T1">Transiciones de página: </text:span><text:span text:style-name="T2">page-enter, page-exit</text:span></text:p>
      <text:p text:style-name="P14"/>
      <text:p text:style-name="P13"><text:span text:style-name="T1">Control parental: </text:span><text:span text:style-name="T2">pics-label</text:span></text:p>
      <text:p text:style-name="P14"/>
      <text:p text:style-name="P13"><text:span text:style-name="T1">Manejo de la caché: </text:span><text:span text:style-name="T2">cache-control, pragma, last modified, expire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" svg:font-family="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db4437" style:text-underline-style="solid" style:text-underline-width="auto" style:text-underline-color="font-color" style:language-asian="es" style:country-asian="ES"/>
    </style:style>
    <style:style style:name="ListLabel_20_2" style:display-name="ListLabel 2" style:family="text">
      <style:text-properties fo:color="#0070c0" style:font-name="Calibri Light" fo:font-family="'Calibri Light'" style:font-family-generic="roman" style:font-pitch="variable" fo:font-size="12pt" style:font-size-asian="12pt" style:font-name-complex="Calibri Light1" style:font-family-complex="'Calibri Light'" style:font-family-generic-complex="system" style:font-pitch-complex="variable" style:font-size-complex="12pt"/>
    </style:style>
    <style:style style:name="ListLabel_20_3" style:display-name="ListLabel 3" style:family="text">
      <style:text-properties fo:color="#0070c0" style:font-name="Calibri Light" fo:font-family="'Calibri Light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ES" style:font-name-complex="Calibri Light1" style:font-family-complex="'Calibri Light'" style:font-family-generic-complex="system" style:font-pitch-complex="variable" style:font-size-complex="12pt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9d11" officeooo:paragraph-rsid="00019d11"/>
    </style:style>
    <style:style style:name="MP2" style:family="paragraph" style:parent-style-name="Footer">
      <style:text-properties officeooo:rsid="00019d11" officeooo:paragraph-rsid="00019d1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Trabajo realizado por Javier Heredia Molero.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22:26:41.670191766</meta:creation-date>
    <dc:date>2019-12-12T22:36:43.211026417</dc:date>
    <meta:editing-duration>PT10M2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6" meta:paragraph-count="134" meta:word-count="783" meta:character-count="5460" meta:non-whitespace-character-count="4794"/>
  </office:meta>
</office:document-meta>
</file>